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L</mi>
              <mtext>r</mtext>
            </msub>
            <mrow>
              <mi/>
              <mo stretchy="false">=</mo>
              <mi/>
            </mrow>
            <mrow>
              <munder>
                <mo stretchy="false">∑</mo>
                <mi>i</mi>
              </munder>
              <msub>
                <mi>m</mi>
                <mi>i</mi>
              </msub>
            </mrow>
            <mrow>
              <mo stretchy="false">(</mo>
              <mrow>
                <msub>
                  <mrow>
                    <mover accent="true">
                      <mstyle mathvariant="bold">
                        <mrow>
                          <mi>r</mi>
                        </mrow>
                      </mstyle>
                      <mo stretchy="false">̄</mo>
                    </mover>
                  </mrow>
                  <mi>i</mi>
                </msub>
                <mrow>
                  <mi/>
                  <mo stretchy="false">×</mo>
                  <mi/>
                </mrow>
                <msub>
                  <mrow>
                    <mover accent="true">
                      <mover accent="true">
                        <mstyle mathvariant="bold">
                          <mrow>
                            <mi>r</mi>
                          </mrow>
                        </mstyle>
                        <mo stretchy="false">̄</mo>
                      </mover>
                      <mo stretchy="false">˙</mo>
                    </mover>
                  </mrow>
                  <mi>i</mi>
                </msub>
              </mrow>
              <mo stretchy="false">)</mo>
            </mrow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sub>
              <mi>m</mi>
              <mn>1</mn>
            </msub>
            <mfenced open="[" close="]">
              <mrow>
                <mfenced open="(" close=")">
                  <mrow>
                    <mfrac>
                      <mrow>
                        <mo stretchy="false">μ</mo>
                      </mrow>
                      <mrow>
                        <msub>
                          <mi>m</mi>
                          <mn>1</mn>
                        </msub>
                      </mrow>
                    </mfrac>
                    <mrow>
                      <mstyle mathvariant="bold">
                        <mrow>
                          <mi>r</mi>
                        </mrow>
                      </mstyle>
                    </mrow>
                  </mrow>
                </mfenced>
                <mrow>
                  <mi/>
                  <mo stretchy="false">×</mo>
                  <mi/>
                </mrow>
                <mfenced open="(" close=")">
                  <mrow>
                    <mfrac>
                      <mrow>
                        <mo stretchy="false">μ</mo>
                      </mrow>
                      <mrow>
                        <msub>
                          <mi>m</mi>
                          <mn>1</mn>
                        </msub>
                      </mrow>
                    </mfrac>
                    <mrow>
                      <mover accent="true">
                        <mstyle mathvariant="bold">
                          <mrow>
                            <mi>r</mi>
                          </mrow>
                        </mstyle>
                        <mo stretchy="false">˙</mo>
                      </mover>
                    </mrow>
                  </mrow>
                </mfenced>
              </mrow>
            </mfenced>
            <mrow>
              <mi/>
              <mo stretchy="false">+</mo>
              <mi/>
            </mrow>
            <msub>
              <mi>m</mi>
              <mn>2</mn>
            </msub>
            <mfenced open="[" close="]">
              <mrow>
                <mfenced open="(" close=")">
                  <mrow>
                    <mrow>
                      <mo stretchy="false">−</mo>
                      <mrow>
                        <mfrac>
                          <mrow>
                            <mo stretchy="false">μ</mo>
                          </mrow>
                          <mrow>
                            <msub>
                              <mi>m</mi>
                              <mn>2</mn>
                            </msub>
                          </mrow>
                        </mfrac>
                      </mrow>
                    </mrow>
                    <mrow>
                      <mstyle mathvariant="bold">
                        <mrow>
                          <mi>r</mi>
                        </mrow>
                      </mstyle>
                    </mrow>
                  </mrow>
                </mfenced>
                <mrow>
                  <mi/>
                  <mo stretchy="false">×</mo>
                  <mi/>
                </mrow>
                <mfenced open="(" close=")">
                  <mrow>
                    <mrow>
                      <mo stretchy="false">−</mo>
                      <mrow>
                        <mfrac>
                          <mrow>
                            <mo stretchy="false">μ</mo>
                          </mrow>
                          <mrow>
                            <msub>
                              <mi>m</mi>
                              <mn>2</mn>
                            </msub>
                          </mrow>
                        </mfrac>
                      </mrow>
                    </mrow>
                    <mrow>
                      <mover accent="true">
                        <mstyle mathvariant="bold">
                          <mrow>
                            <mi>r</mi>
                          </mrow>
                        </mstyle>
                        <mo stretchy="false">˙</mo>
                      </mover>
                    </mrow>
                  </mrow>
                </mfenced>
              </mrow>
            </mfenced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sup>
              <mo stretchy="false">μ</mo>
              <mn>2</mn>
            </msup>
            <mrow>
              <mo stretchy="false">(</mo>
              <mrow>
                <mrow>
                  <mstyle mathvariant="bold">
                    <mrow>
                      <mi>r</mi>
                    </mrow>
                  </mstyle>
                </mrow>
                <mrow>
                  <mi/>
                  <mo stretchy="false">×</mo>
                  <mi/>
                </mrow>
                <mrow>
                  <mover accent="true">
                    <mstyle mathvariant="bold">
                      <mrow>
                        <mi>r</mi>
                      </mrow>
                    </mstyle>
                    <mo stretchy="false">˙</mo>
                  </mover>
                </mrow>
              </mrow>
              <mo stretchy="false">)</mo>
            </mrow>
            <mfenced open="(" close=")">
              <mrow>
                <mfrac>
                  <mrow>
                    <mo stretchy="false">μ</mo>
                  </mrow>
                  <mrow>
                    <msub>
                      <mi>m</mi>
                      <mn>1</mn>
                    </msub>
                  </mrow>
                </mfrac>
                <mrow>
                  <mi/>
                  <mo stretchy="false">+</mo>
                  <mi/>
                </mrow>
                <mfrac>
                  <mrow>
                    <mo stretchy="false">μ</mo>
                  </mrow>
                  <mrow>
                    <msub>
                      <mi>m</mi>
                      <mn>2</mn>
                    </msub>
                  </mrow>
                </mfrac>
              </mrow>
            </mfenced>
            <mi/>
            <mphantom>
              <mstyle>
                <mrow>
                  <mn>.</mn>
                </mrow>
              </mstyle>
            </mphantom>
          </mrow>
        </mtd>
      </mtr>
    </mtable>
    <annotation encoding="StarMath 5.0">alignl L _ "r" `=` sum from i m_i ({bar bold r}_i `times` {dot bar bold r}_i) `=` newline
alignc ~~ `=` m_1 left[ left( {%imu} over {m_1} {bold r} right) `times` left( {%imu} over {m_1} {dot bold r} right) right] `+` m_2 left[ left( -{{%imu} over {m_2}} {bold r} right) `times` left( -{{%imu} over {m_2}} {dot bold r} right) right] `=` newline
alignc `=` %imu ^2 ({bold r} `times` {dot bold r}) left( {%imu} over {m_1} `+` {%imu} over {m_2} right) ~~~~~~~~~~~~~~~~~~~~~~~~~~~```` phantom .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4:15:19.875000000</meta:creation-date>
    <meta:generator>LibreOffice/4.1.4.2$Windows_x86 LibreOffice_project/0a0440ccc0227ad9829de5f46be37cfb6edcf72</meta:generator>
  </office:meta>
</office:document-meta>
</file>